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Open sans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Open sans"/>
    </style:style>
    <style:style style:name="P3" style:family="paragraph" style:parent-style-name="Standard">
      <style:paragraph-properties fo:text-align="justify" style:justify-single-word="false" style:writing-mode="lr-tb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06829c"/>
    </style:style>
    <style:style style:name="T3" style:family="text">
      <style:text-properties officeooo:rsid="00068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,</text:p>
      <text:p text:style-name="P2"/>
      <text:p text:style-name="P3"><text:span text:style-name="T1">Je souhaiterais m'introduire pour une éventuelle opportunité de travail ou de stage nécessitant un développeur débrouillard chez </text:span><text:span text:style-name="T2">nventive</text:span><text:span text:style-name="T1">. Vous trouverez </text:span><text:span text:style-name="T2">bien sûr mon CV </text:span><text:span text:style-name="T1">ci-joint, mais je vous invite à consulter mon portfolio sur </text:span><text:a xlink:type="simple" xlink:href="https://tutic.ca/fr" office:target-frame-name="_blank" xlink:show="new" text:style-name="Internet_20_link" text:visited-style-name="Visited_20_Internet_20_Link"><text:span text:style-name="T1">tutic.ca</text:span></text:a><text:span text:style-name="T1"> pour un aperçu de mon niveau et mon </text:span><text:a xlink:type="simple" xlink:href="https://upwork.com/freelancers/~01d06d647eb569a541" text:style-name="Internet_20_link" text:visited-style-name="Visited_20_Internet_20_Link"><text:span text:style-name="T1">profil Upwork</text:span></text:a><text:span text:style-name="T1"> pour voir les commentaires de mes clients.</text:span></text:p>
      <text:p text:style-name="P2"/>
      <text:p text:style-name="P2">Suite à environ un an de programmation en travail autonome, je cherche à rejoindre une équipe pour travailler sur de plus grands projets et évoluer en tant que développeur. Créer des logiciels de bureau, extensions de navigateurs web et autres logiciels &amp; interfaces pour répondre à des besoins d'affaires m'a permis de concrétiser diverses solutions <text:span text:style-name="T3">logiciels utilisées en entreprises. C</text:span>ombiné à ma curiosité d'apprentissage, <text:span text:style-name="T3">ces expériences m’offrent</text:span> une profondeur dans le développement logiciel que je crois intéressante pour un junior <text:span text:style-name="T3">et que j’aimerais vous partager.</text:span></text:p>
      <text:p text:style-name="P2"/>
      <text:p text:style-name="P2">Si vous croyez que mon profil pourrait être <text:span text:style-name="T3">un bon ajout à votre firme</text:span>, je serais <text:span text:style-name="T3">ravi</text:span> d'en discuter avec vous de vive voix.</text:p>
      <text:p text:style-name="P2"/>
      <text:p text:style-name="P2">Merci et au plaisir!</text:p>
      <text:p text:style-name="P2">Nikola Tutić</text:p>
      <text:p text:style-name="P2">+1 819 349-3340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7:01:49.122427659</meta:creation-date>
    <dc:date>2024-01-30T17:07:51.011573023</dc:date>
    <meta:editing-duration>PT6M2S</meta:editing-duration>
    <meta:editing-cycles>1</meta:editing-cycles>
    <meta:document-statistic meta:table-count="0" meta:image-count="0" meta:object-count="0" meta:page-count="1" meta:paragraph-count="7" meta:word-count="171" meta:character-count="1082" meta:non-whitespace-character-count="918"/>
    <meta:generator>LibreOffice/7.5.9.1$Linux_X86_64 LibreOffice_project/50$Build-1</meta:generator>
  </office:meta>
</office:document-meta>
</file>